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5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48.28mm" fo:break-before="auto" style:use-optimal-row-height="true"/>
    </style:style>
    <style:style style:name="ro5" style:family="table-row">
      <style:table-row-properties style:row-height="16.53mm" fo:break-before="auto" style:use-optimal-row-height="true"/>
    </style:style>
    <style:style style:name="ro6" style:family="table-row">
      <style:table-row-properties style:row-height="24.47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4.31mm" fo:break-before="auto" style:use-optimal-row-height="true"/>
    </style:style>
    <style:style style:name="ro9" style:family="table-row">
      <style:table-row-properties style:row-height="91.93mm" fo:break-before="auto" style:use-optimal-row-height="true"/>
    </style:style>
    <style:style style:name="ro10" style:family="table-row">
      <style:table-row-properties style:row-height="28.43mm" fo:break-before="auto" style:use-optimal-row-height="true"/>
    </style:style>
    <style:style style:name="ro11" style:family="table-row">
      <style:table-row-properties style:row-height="32.4mm" fo:break-before="auto" style:use-optimal-row-height="true"/>
    </style:style>
    <style:style style:name="ro12" style:family="table-row">
      <style:table-row-properties style:row-height="40.34mm" fo:break-before="auto" style:use-optimal-row-height="true"/>
    </style:style>
    <style:style style:name="ro13" style:family="table-row">
      <style:table-row-properties style:row-height="64.91mm" fo:break-before="auto" style:use-optimal-row-height="true"/>
    </style:style>
    <style:style style:name="ro14" style:family="table-row">
      <style:table-row-properties style:row-height="119.47mm" fo:break-before="auto" style:use-optimal-row-height="true"/>
    </style:style>
    <style:style style:name="ro15" style:family="table-row">
      <style:table-row-properties style:row-height="40.09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55.81mm" fo:break-before="auto" style:use-optimal-row-height="true"/>
    </style:style>
    <style:style style:name="ro18" style:family="table-row">
      <style:table-row-properties style:row-height="36.21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glyph-orientation-vertical="0" fo:background-color="#fff200" style:direction="ltr"/>
      <style:text-properties fo:font-weight="bold" style:font-weight-asian="bold" style:font-weight-complex="bold"/>
    </style:style>
    <style:style style:name="ce20" style:family="table-cell" style:parent-style-name="Default">
      <style:table-cell-properties style:glyph-orientation-vertical="0" style:direction="ltr"/>
    </style:style>
    <style:style style:name="ce21"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glyph-orientation-vertical="0" fo:wrap-option="wrap" style:direction="ltr"/>
      <style:text-properties fo:hyphenate="true"/>
    </style:style>
    <style:style style:name="ce23" style:family="table-cell" style:parent-style-name="Default">
      <style:table-cell-properties fo:background-color="#fffbcc" fo:wrap-option="wrap"/>
      <style:text-properties fo:hyphenate="true"/>
    </style:style>
    <style:style style:name="ce6" style:family="table-cell" style:parent-style-name="Default">
      <style:text-properties style:font-name="Liberation Serif" style:font-name-asian="DejaVu Sans" style:font-name-complex="DejaVu Sans"/>
    </style:style>
    <style:style style:name="ce24" style:family="table-cell" style:parent-style-name="Default">
      <style:table-cell-properties fo:wrap-option="wrap"/>
      <style:text-properties fo:hyphenate="true"/>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fo:color="#c9211e"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5"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6"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7"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8"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9"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10"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11"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1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fo:font-style="italic" style:font-weight-asian="bold" style:font-weight-complex="bold" style:font-style-asian="italic" style:font-style-complex="italic"/>
    </style:style>
    <style:style style:name="T15"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9" office:value-type="string" calcext:value-type="string">
            <text:p>Sr No</text:p>
          </table:table-cell>
          <table:table-cell table:style-name="ce19" office:value-type="string" calcext:value-type="string">
            <text:p>Paper Title</text:p>
          </table:table-cell>
          <table:table-cell table:style-name="ce19" office:value-type="string" calcext:value-type="string">
            <text:p>File Name as saved</text:p>
          </table:table-cell>
          <table:table-cell table:style-name="ce19" office:value-type="string" calcext:value-type="string">
            <text:p>Paper Description</text:p>
          </table:table-cell>
          <table:table-cell table:style-name="ce19" office:value-type="string" calcext:value-type="string">
            <text:p>Project Aims/Objectives Covered</text:p>
          </table:table-cell>
          <table:table-cell table:style-name="ce27" office:value-type="string" calcext:value-type="string">
            <text:p>Bibtext</text:p>
          </table:table-cell>
          <table:table-cell table:style-name="ce27" office:value-type="string" calcext:value-type="string">
            <text:p>Notes</text:p>
          </table:table-cell>
        </table:table-row>
        <table:table-row table:style-name="ro2">
          <table:table-cell table:style-name="ce20" office:value-type="float" office:value="1" calcext:value-type="float">
            <text:p>1</text:p>
          </table:table-cell>
          <table:table-cell table:style-name="ce21" office:value-type="string" calcext:value-type="string">
            <text:p>Predicting Users’ Preference from Tag Relevance</text:p>
          </table:table-cell>
          <table:table-cell table:style-name="ce21" office:value-type="string" calcext:value-type="string">
            <text:p>Predicting User Preference from Tag Relevance 10.1007-978-3-642-38844-6_23.pdf</text:p>
          </table:table-cell>
          <table:table-cell table:style-name="ce20" office:value-type="string" calcext:value-type="string">
            <text:p>Proposed method to learn users preferences</text:p>
          </table:table-cell>
          <table:table-cell table:style-name="ce20"/>
          <table:table-cell/>
          <table:table-cell office:value-type="string" calcext:value-type="string">
            <text:p>most critiqued for their approach</text:p>
          </table:table-cell>
        </table:table-row>
        <table:table-row table:style-name="ro3">
          <table:table-cell table:style-name="ce20" office:value-type="float" office:value="2" calcext:value-type="float">
            <text:p>2</text:p>
          </table:table-cell>
          <table:table-cell table:style-name="ce22" office:value-type="string" calcext:value-type="string">
            <text:p>Improving a Recommender System <text:s/>by Collective Matrix Factorization <text:s/>with Tag Information</text:p>
          </table:table-cell>
          <table:table-cell table:style-name="ce20" office:value-type="string" calcext:value-type="string">
            <text:p>07044855.pdf</text:p>
          </table:table-cell>
          <table:table-cell table:style-name="ce20" office:value-type="string" calcext:value-type="string">
            <text:p>Addresses sparsity and improves recommendatiions in collaborative filtering system using tag genome</text:p>
          </table:table-cell>
          <table:table-cell table:style-name="ce20"/>
          <table:table-cell table:number-columns-repeated="2"/>
        </table:table-row>
        <table:table-row table:style-name="ro3">
          <table:table-cell table:style-name="ce20" office:value-type="float" office:value="3" calcext:value-type="float">
            <text:p>3</text:p>
          </table:table-cell>
          <table:table-cell table:style-name="ce21" office:value-type="string" calcext:value-type="string">
            <text:p>Towards Recommender EngineeringTools and Experiments for Identifying Recommender Differences</text:p>
          </table:table-cell>
          <table:table-cell table:style-name="ce20" office:value-type="string" calcext:value-type="string">
            <text:p>Ekstrand_umn_0130E_15142.pdf</text:p>
          </table:table-cell>
          <table:table-cell table:style-name="ce20" office:value-type="string" calcext:value-type="string">
            <text:p>Page 183 talks about diversity computation using tag-genome</text:p>
          </table:table-cell>
          <table:table-cell table:style-name="ce20"/>
          <table:table-cell table:number-columns-repeated="2"/>
        </table:table-row>
        <table:table-row table:style-name="ro4">
          <table:table-cell table:style-name="ce20" office:value-type="float" office:value="4" calcext:value-type="float">
            <text:p>4</text:p>
          </table:table-cell>
          <table:table-cell table:style-name="ce21" office:value-type="string" calcext:value-type="string">
            <text:p>Investigating Serendipity in Recommender Systems Based onReal User Feedback</text:p>
          </table:table-cell>
          <table:table-cell table:style-name="ce20" office:value-type="string" calcext:value-type="string">
            <text:p>denis2018sac.pdf</text:p>
          </table:table-cell>
          <table:table-cell table:style-name="ce20" office:value-type="string" calcext:value-type="string">
            <text:p>Discusses 8 different approaches of serendipity</text:p>
          </table:table-cell>
          <table:table-cell table:style-name="ce20"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20" office:value-type="float" office:value="5" calcext:value-type="float">
            <text:p>5</text:p>
          </table:table-cell>
          <table:table-cell table:style-name="ce21" office:value-type="string" calcext:value-type="string">
            <text:p>Enhancing User Experience with RecommenderSystems Beyond Prediction Accuracies</text:p>
          </table:table-cell>
          <table:table-cell table:style-name="ce20" office:value-type="string" calcext:value-type="string">
            <text:p>Nguyen_umn_0130E_17499.pdf</text:p>
          </table:table-cell>
          <table:table-cell table:style-name="ce20"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20"/>
          <table:table-cell table:number-columns-repeated="2"/>
        </table:table-row>
        <table:table-row table:style-name="ro6">
          <table:table-cell table:style-name="ce20" office:value-type="float" office:value="6" calcext:value-type="float">
            <text:p>6</text:p>
          </table:table-cell>
          <table:table-cell table:style-name="ce21" office:value-type="string" calcext:value-type="string">
            <text:p>A hybrid genre-based personalized recommendation algorithm </text:p>
          </table:table-cell>
          <table:table-cell table:style-name="ce20" office:value-type="string" calcext:value-type="string">
            <text:p>07603798.pdf</text:p>
          </table:table-cell>
          <table:table-cell table:style-name="ce20" office:value-type="string" calcext:value-type="string">
            <text:p>improves accuracy of CF using genres per user.</text:p>
            <text:p>States that when &amp; if used genome-tags, “process of getting labels will burden users”</text:p>
          </table:table-cell>
          <table:table-cell table:style-name="ce20"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20" office:value-type="float" office:value="7" calcext:value-type="float">
            <text:p>7</text:p>
          </table:table-cell>
          <table:table-cell table:style-name="ce21" office:value-type="string" calcext:value-type="string">
            <text:p>Multimodal Content Representation and Similarity Rankingof Movies</text:p>
          </table:table-cell>
          <table:table-cell table:style-name="ce20" office:value-type="string" calcext:value-type="string">
            <text:p>1702.04815.pdf</text:p>
          </table:table-cell>
          <table:table-cell table:style-name="ce20" office:value-type="string" calcext:value-type="string">
            <text:p>discusses on similarity ranking of movies based on tag-genome</text:p>
          </table:table-cell>
          <table:table-cell table:style-name="ce20"/>
          <table:table-cell table:number-columns-repeated="2"/>
        </table:table-row>
        <table:table-row table:style-name="ro8">
          <table:table-cell table:style-name="ce20" office:value-type="float" office:value="8" calcext:value-type="float">
            <text:p>8</text:p>
          </table:table-cell>
          <table:table-cell table:style-name="ce22" office:value-type="string" calcext:value-type="string">
            <text:p>The Tag Genome: Encode community knowledge to support Novel Interaction</text:p>
          </table:table-cell>
          <table:table-cell table:style-name="ce20" office:value-type="string" calcext:value-type="string">
            <text:p>tag_genome.pdf</text:p>
          </table:table-cell>
          <table:table-cell table:style-name="ce20"/>
          <table:table-cell table:style-name="ce20"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20" office:value-type="float" office:value="9" calcext:value-type="float">
            <text:p>9</text:p>
          </table:table-cell>
          <table:table-cell table:style-name="ce21" office:value-type="string" calcext:value-type="string">
            <text:p>Intelligent Tagging Systems: Machine Learning for NovelInteraction</text:p>
          </table:table-cell>
          <table:table-cell table:style-name="ce20" office:value-type="string" calcext:value-type="string">
            <text:p>Vig_umn_0130E_12647.pdf</text:p>
          </table:table-cell>
          <table:table-cell table:style-name="ce20" office:value-type="string" calcext:value-type="string">
            <text:p>Discusses idea of using tag-genome entirely as a feature vector</text:p>
          </table:table-cell>
          <table:table-cell table:style-name="ce20"/>
          <table:table-cell table:number-columns-repeated="2"/>
        </table:table-row>
        <table:table-row table:style-name="ro9">
          <table:table-cell office:value-type="float" office:value="10" calcext:value-type="float">
            <text:p>10</text:p>
          </table:table-cell>
          <table:table-cell table:style-name="ce23"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6" office:value-type="string" calcext:value-type="string">
            <text:p>//TODO: add references in literature</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office:value-type="string" calcext:value-type="string">
            <text:p><text:span text:style-name="T1">Page 1: Introduction:</text:span></text:p>
            <text:p><text:span text:style-name="T2">Coclustering allows finding partial similarities between items </text:span><text:span text:style-name="T3">- a</text:span></text:p>
            <text:p><text:span text:style-name="T1">pair of items may be deemed similar even though the similarity occurs only over</text:span></text:p>
            <text:p><text:span text:style-name="T1">a subset of their attributes. Therefore, we propose the use of coclustering to find</text:span></text:p>
            <text:p><text:span text:style-name="T1">serendipitous recommendations</text:span></text:p>
            <text:p/>
            <text:p><text:span text:style-name="T4">The </text:span><text:span text:style-name="T5">underlying assumption </text:span><text:span text:style-name="T6">is that by finding </text:span><text:span text:style-name="T7">partial similarities</text:span><text:span text:style-name="T8">, the adequate </text:span><text:span text:style-name="T5">balance </text:span><text:span text:style-name="T8">between </text:span><text:span text:style-name="T7">relevance and unexpectedness</text:span></text:p>
            <text:p><text:span text:style-name="T9">can be achieved and, </text:span><text:span text:style-name="T10">thus, serendipitous </text:span><text:span text:style-name="T11">recommendations, provided.</text:span></text:p>
            <text:p/>
            <text:p><text:span text:style-name="T12">Page 3:</text:span></text:p>
            <text:p><text:span text:style-name="T12">Section2, Para 2:</text:span></text:p>
            <text:p><text:span text:style-name="T1">In the literature, the definitions for</text:span></text:p>
            <text:p><text:span text:style-name="T1">serendipity employ subjective terms and abstract notions that make serendip-</text:span></text:p>
            <text:p><text:span text:style-name="T1">ity a complex concept to understand and measure.</text:span></text:p>
            <text:p><text:span text:style-name="T12">Para 3: </text:span></text:p>
            <text:p><text:span text:style-name="T1">Serendipity can be measured combining rel-</text:span></text:p>
            <text:p><text:span text:style-name="T1">evance and unexpectedness </text:span></text:p>
            <text:p><text:span text:style-name="T1">Measures.</text:span></text:p>
            <text:p/>
            <text:p><text:span text:style-name="T12">Page 4: Line 1:</text:span></text:p>
            <text:p><text:span text:style-name="T1">an item i as popular (or</text:span></text:p>
            <text:p><text:span text:style-name="T1">expected) in S if #τ</text:span></text:p>
            <text:p><text:span text:style-name="T1">&gt; ν S 1 , otherwise it is an unexpected item.</text:span></text:p>
          </table:table-cell>
        </table:table-row>
        <table:table-row table:style-name="ro10">
          <table:table-cell office:value-type="float" office:value="11" calcext:value-type="float">
            <text:p>11</text:p>
          </table:table-cell>
          <table:table-cell office:value-type="string" calcext:value-type="string">
            <text:p>A SERENDIPITOUS RESEARCH PAPER RECOMMENDER SYSTEM</text:p>
          </table:table-cell>
          <table:table-cell table:style-name="ce24"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24"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1">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4">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3">Intent Aware Diversification – End of Paragraph 2: </text:span>di-versification can be achieved by re-ranking a conventional</text:p>
            <text:p>recommender’s recommendation set as per Algorithm 1 and</text:p>
            <text:p>Equation (1)</text:p>
          </table:table-cell>
        </table:table-row>
        <table:table-row table:style-name="ro7">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4"/>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2">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7">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3"/>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3"/>
          <table:table-cell office:value-type="string" calcext:value-type="string">
            <text:p>Page 3: 2. CUMULATED GAIN -BASED MEASUREMENTS</text:p>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3"/>
          <table:table-cell office:value-type="string" calcext:value-type="string">
            <text:p>TODO Read</text:p>
          </table:table-cell>
        </table:table-row>
        <table:table-row table:style-name="ro13">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techreport{panteli2018improvement,</text:p>
            <text:p>  title={Improvement of similarity-diversity trade-off in recommender systems based on a facility location model},</text:p>
            <text:p>  author={Panteli, Antiopi and Boutsinas, Basilis},</text:p>
            <text:p>  year={2018}</text:p>
            <text:p>}</text:p>
          </table:table-cell>
          <table:table-cell office:value-type="string" calcext:value-type="string">
            <text:p>Page 11:</text:p>
            <text:p>The     method     accepts     as     inputs     three     parameters,</text:p>
            <text:p><text:span text:style-name="T14">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3"/>
          <table:table-cell office:value-type="string" calcext:value-type="string">
            <text:p>Page 2, Para 2:</text:p>
            <text:p>Our idea basically is to</text:p>
            <text:p><text:span text:style-name="T13">cluster </text:span>items <text:span text:style-name="T13">into groups</text:span></text:p>
            <text:p>and build the recom-mendation list</text:p>
            <text:p>by <text:span text:style-name="T13">selecting </text:span>items</text:p>
            <text:p><text:span text:style-name="T12">from different groups</text:span>, such that,</text:p>
            <text:p>Recommendation <text:span text:style-name="T13">diversity </text:span>is <text:span text:style-name="T13">maximized</text:span></text:p>
            <text:p><text:span text:style-name="T13">Without decreasing accuracy too much</text:span>.</text:p>
          </table:table-cell>
        </table:table-row>
        <table:table-row table:style-name="ro1">
          <table:table-cell office:value-type="float" office:value="23" calcext:value-type="float">
            <text:p>23</text:p>
          </table:table-cell>
          <table:table-cell office:value-type="string" calcext:value-type="string">
            <text:p>Exploring the Filter Bubble: The Effect of UsingRecommender Systems on Content Diversity</text:p>
          </table:table-cell>
          <table:table-cell office:value-type="string" calcext:value-type="string">
            <text:p>p677.pdf</text:p>
          </table:table-cell>
          <table:table-cell/>
          <table:table-cell table:style-name="ce26" office:value-type="string" calcext:value-type="string">
            <text:p>//TODO: add references in literature</text:p>
          </table:table-cell>
          <table:table-cell table:number-columns-repeated="2"/>
        </table:table-row>
        <table:table-row table:style-name="ro14">
          <table:table-cell office:value-type="float" office:value="24" calcext:value-type="float">
            <text:p>24</text:p>
          </table:table-cell>
          <table:table-cell office:value-type="string" calcext:value-type="string">
            <text:p>Improving Aggregate Recommendation Diversity <text:s/>Using Ranking-Based Techniques</text:p>
          </table:table-cell>
          <table:table-cell table:number-columns-repeated="2" office:value-type="string" calcext:value-type="string">
            <text:p>Improving Aggregate Recommendation Diversity <text:s/>Using Ranking-Based Techniques.pdf</text:p>
          </table:table-cell>
          <table:table-cell table:number-columns-repeated="2"/>
          <table:table-cell office:value-type="string" calcext:value-type="string">
            <text:p>Page 3: Rating prediction and formulas:</text:p>
            <text:p>Collaborative filtering to predict rating using ‘Neighborhood based CF technique.</text:p>
            <text:p/>
            <text:p>Page 4: 2.3 Diversity of Recommendations :</text:p>
            <text:p>Ways of measuring it: individual and aggregate:</text:p>
            <text:p/>
            <text:p>Individual diversity: an  average  dissimilarity  between  all  pairs of items recommended to a given user)</text:p>
            <text:p/>
            <text:p>Page 4: </text:p>
            <text:p>Diversity-in-top-N:</text:p>
            <text:p>“total number of distinct items recommended</text:p>
            <text:p>across  all  users</text:p>
            <text:p>As an aggregate diversity measure”</text:p>
            <text:p><text:span text:style-name="T15">Also includes the formula</text:span></text:p>
            <text:p/>
            <text:p><text:span text:style-name="T1">Page 5:</text:span></text:p>
            <text:p><text:span text:style-name="T1">3.2 Proposed Approach:</text:span></text:p>
            <text:p><text:span text:style-name="T1">Item Popularity-Based Ranking</text:span></text:p>
            <text:p/>
            <text:p><text:span text:style-name="T1">Page 2: Para 3:</text:span></text:p>
            <text:p><text:span text:style-name="T1">A claim to support use of tag-genomes of each user to diversify recommendations:</text:span></text:p>
            <text:p><text:span text:style-name="T1">“And conversely, higher diversity can be achieved by trying to</text:span></text:p>
            <text:p><text:span text:style-name="T1">uncover and recommend highly idiosyncratic or personalized</text:span></text:p>
            <text:p><text:span text:style-name="T1">items for each user, which often have less data and are inhe-</text:span></text:p>
            <text:p><text:span text:style-name="T1">rently more difficult to predict, and, thus, may lead to a de-</text:span></text:p>
            <text:p><text:span text:style-name="T1">crease in recommendation accuracy”</text:span></text:p>
            <text:p/>
            <text:p><text:span text:style-name="T1">Page 5:</text:span></text:p>
            <text:p><text:span text:style-name="T1">3.3 Controlling Accuracy-Diversity Trade-Off:</text:span></text:p>
            <text:p><text:span text:style-name="T1">Parameterized Ranking Approaches</text:span></text:p>
          </table:table-cell>
        </table:table-row>
        <table:table-row table:style-name="ro15">
          <table:table-cell office:value-type="float" office:value="25" calcext:value-type="float">
            <text:p>25</text:p>
          </table:table-cell>
          <table:table-cell office:value-type="string" calcext:value-type="string">
            <text:p>User Personality and User Satisfaction with Recommender Systems</text:p>
          </table:table-cell>
          <table:table-cell office:value-type="string" calcext:value-type="string">
            <text:p>Nguyen2018_Article_UserPersonalityAndUserSatisfac.pdf</text:p>
          </table:table-cell>
          <table:table-cell/>
          <table:table-cell table:style-name="ce26"/>
          <table:table-cell office:value-type="string" calcext:value-type="string">
            <text:p>@article{nguyen2018user,</text:p>
            <text:p>  title={User personality and user satisfaction with recommender systems},</text:p>
            <text:p>  author={Nguyen, Tien T and Harper, F Maxwell and Terveen, Loren and Konstan, Joseph A},</text:p>
            <text:p>  journal={Information Systems Frontiers},</text:p>
            <text:p>  volume={20},</text:p>
            <text:p>  number={6},</text:p>
            <text:p>  pages={1173--1189},</text:p>
            <text:p>  year={2018},</text:p>
            <text:p>  publisher={Springer}</text:p>
            <text:p>}</text:p>
          </table:table-cell>
          <table:table-cell office:value-type="string" calcext:value-type="string">
            <text:p>Abstract:</text:p>
            <text:p>We found that ratings-based recommender systems may often fail to deliver </text:p>
            <text:p>preferred levels of diversity, popularity, and serendipity for their users (e.g. </text:p>
            <text:p>users with high-serendipity preferences). We also found that users with </text:p>
            <text:p>different personalities have different preferences for these three </text:p>
            <text:p>recommendation properties. Our work suggests that we can improve user </text:p>
            <text:p>satisfaction when we integrate users’ personality traits into the process of </text:p>
            <text:p>Generating recommendations.</text:p>
          </table:table-cell>
        </table:table-row>
        <table:table-row table:style-name="ro16">
          <table:table-cell office:value-type="float" office:value="26" calcext:value-type="float">
            <text:p>26</text:p>
          </table:table-cell>
          <table:table-cell office:value-type="string" calcext:value-type="string">
            <text:p>Improving recommendation lists through topic Diversification</text:p>
          </table:table-cell>
          <table:table-cell office:value-type="string" calcext:value-type="string">
            <text:p>WWW-05-CR.pdf</text:p>
          </table:table-cell>
          <table:table-cell table:number-columns-repeated="3"/>
          <table:table-cell office:value-type="string" calcext:value-type="string">
            <text:p>Page 3:</text:p>
            <text:p>Intra-list similarity metric</text:p>
            <text:p>3.3    Intra-List Similarity</text:p>
          </table:table-cell>
        </table:table-row>
        <table:table-row table:style-name="ro17">
          <table:table-cell office:value-type="float" office:value="27" calcext:value-type="float">
            <text:p>27</text:p>
          </table:table-cell>
          <table:table-cell office:value-type="string" calcext:value-type="string">
            <text:p>A More Comprehensive Offline Evaluation of</text:p>
            <text:p>Active Learning in Recommender Systems</text:p>
          </table:table-cell>
          <table:table-cell table:style-name="ce25" office:value-type="string" calcext:value-type="string">
            <text:p>RECSYS_REVEAL_18_CAMERA_READY.pdf</text:p>
          </table:table-cell>
          <table:table-cell table:style-name="ce25"/>
          <table:table-cell table:number-columns-repeated="2"/>
          <table:table-cell office:value-type="string" calcext:value-type="string">
            <text:p>Page 4:</text:p>
            <text:p>3.3</text:p>
            <text:p>Evaluation metrics</text:p>
            <text:p>As we said in Section 1, there is good reason to evaluate AL strate-</text:p>
            <text:p>gies using a wider range of metrics than has been used up to now.</text:p>
            <text:p>We do not have space to survey the metrics. Instead, we will simply</text:p>
            <text:p>list the ones that we use in our case study in Section 4:</text:p>
            <text:p>• For accuracy: Precision, Recall and nDCG.</text:p>
            <text:p>• For diversity: Expected Intra-List Distance (EILD) and α-</text:p>
            <text:p>nDCG.</text:p>
            <text:p>• For novelty: Expected Popularity Complement (EPC), Ex-</text:p>
            <text:p>pected Free Discovery (EFD) and Expected Profile Distance</text:p>
            <text:p>(EPD).</text:p>
            <text:p>• For serendipity: Content-Based Surprise (CBS).</text:p>
          </table:table-cell>
        </table:table-row>
        <table:table-row table:style-name="ro18">
          <table:table-cell office:value-type="float" office:value="28" calcext:value-type="float">
            <text:p>28</text:p>
          </table:table-cell>
          <table:table-cell table:style-name="ce6" office:value-type="string" calcext:value-type="string">
            <text:p>Rank and Relevance in Novelty and</text:p>
            <text:p>Diversity Metrics for Recommender Systems</text:p>
          </table:table-cell>
          <table:table-cell table:style-name="ce25" office:value-type="string" calcext:value-type="string">
            <text:p>Rank and Relevance in Novelty and Diversity Metrics for Recommender Systems.pdf</text:p>
          </table:table-cell>
          <table:table-cell table:style-name="ce25"/>
          <table:table-cell table:number-columns-repeated="2"/>
          <table:table-cell office:value-type="string" calcext:value-type="string">
            <text:p><text:span text:style-name="T13">Claim to support ‘why different metrics for ranking and for evaluation of diversity and serendipity’</text:span></text:p>
            <text:p>The  reported  metrics  generally  ignore  the  ranking  of recommended items</text:p>
            <text:p>–except for the obvious application of diversity metrics at different top-n </text:p>
            <text:p>cutoffs. As a consequence, the meas-ured  diversity  does  not  notice  </text:p>
            <text:p>whether  the  most  novel  items  are  ranked  at  the  top  or  the  bottom  of  </text:p>
            <text:p>the  recommendations.  Second,  the metrics do not care for the relevance of </text:p>
            <text:p>items, and focus strictly on  their  novelty  and  diversity  qualities.  The  </text:p>
            <text:p>evaluation  methodolo-gies  therefore  rely  on  a  separate  accuracy  metric  </text:p>
            <text:p>For  this  purpose.  </text:p>
          </table:table-cell>
        </table:table-row>
        <table:table-row table:style-name="ro1">
          <table:table-cell table:number-columns-repeated="2"/>
          <table:table-cell table:style-name="ce25" table:number-columns-repeated="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7">00/00/0000</text:date>, <text:time style:data-style-name="N2" text:time-value="18:40:05.0576789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27T00:30:31.069810255</dc:date>
    <meta:editing-duration>P2DT17H8M31S</meta:editing-duration>
    <meta:editing-cycles>76</meta:editing-cycles>
    <meta:generator>LibreOffice/6.0.7.3$Linux_X86_64 LibreOffice_project/00m0$Build-3</meta:generator>
    <meta:document-statistic meta:table-count="1" meta:cell-count="129" meta:object-count="0"/>
  </office:meta>
</office:document-meta>
</file>